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HandlerMappingStrategy.addMapping( Element element , ManagedMap &lt; String , Object &gt; urlMap , Pars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SocketHandlerMappingStrategy.WebSocketHandlerMappingStrategy( RuntimeBeanReference handshakeHandler , ManagedList &lt; ? &gt; intercep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HandlerMappingStrategy.SockJsHandlerMappingStrategy( RuntimeBeanReference sockJs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HandlerMappingStrategy.addMapping( Element element , ManagedMap &lt; String , Object &gt; urlMap ,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andlersBeanDefinitionParser.parse( Element element , Parser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